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4480000020C5A4C65C6.png" manifest:media-type="image/png"/>
  <manifest:file-entry manifest:full-path="Pictures/100000010000025800000090DCE227E8.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1.378cm" loext:decorative="false"/>
      <style:paragraph-properties style:writing-mode="lr-tb"/>
    </style:style>
    <style:style style:name="gr3" style:family="graphic" style:parent-style-name="standard">
      <style:graphic-properties draw:stroke="none" draw:fill="none" fo:min-height="12.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932cm" loext:decorative="false"/>
      <style:paragraph-properties style:writing-mode="lr-tb"/>
    </style:style>
    <style:style style:name="pr1" style:family="presentation" style:parent-style-name="TITLE-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subtitle" style:list-style-name="L4">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4" style:family="presentation" style:parent-style-name="TITLE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6" style:family="presentation" style:parent-style-name="TITLE_5f_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7" style:family="presentation" style:parent-style-name="TITLE_5f__5f_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5f__5f__5f_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9" style:family="presentation" style:parent-style-name="TITLE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30pt"/>
    </style:style>
    <style:style style:name="P2" style:family="paragraph">
      <style:paragraph-properties fo:margin-left="0cm" fo:margin-right="0cm" fo:margin-top="0.198cm" fo:margin-bottom="0cm" fo:line-height="100%" fo:text-align="start" fo:text-indent="0cm" style:punctuation-wrap="hanging" loext:tab-stop-distance="0cm" style:writing-mode="lr-tb">
        <style:tab-stops>
          <style:tab-stop style:position="0cm"/>
        </style:tab-stops>
      </style:paragraph-properties>
    </style:style>
    <style:style style:name="P3" style:family="paragraph">
      <loext:graphic-properties draw:fill="none" draw:fill-color="#ffffff"/>
      <style:paragraph-properties fo:margin-left="0cm" fo:margin-right="0cm" fo:margin-top="0.198cm" fo:margin-bottom="0cm" fo:line-height="100%" fo:text-align="start" fo:text-indent="0cm" style:punctuation-wrap="hanging" loext:tab-stop-distance="0cm" style:font-independent-line-spacing="true">
        <style:tab-stops>
          <style:tab-stop style:position="0cm"/>
        </style:tab-stops>
      </style:paragraph-properties>
      <style:text-properties fo:font-size="23.2000007629395pt"/>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start" style:punctuation-wrap="hanging" style:writing-mode="lr-tb"/>
    </style:style>
    <style:style style:name="P6" style:family="paragraph">
      <style:paragraph-properties style:text-autospace="none"/>
      <style:text-properties style:font-name="Arial" fo:font-size="18pt" fo:font-style="normal" style:font-name-asian="F" style:font-size-asian="18pt" style:font-style-asian="normal" style:font-name-complex="F" style:font-size-complex="18pt" style:font-style-complex="normal"/>
    </style:style>
    <style:style style:name="P7" style:family="paragraph">
      <style:text-properties style:font-name="Arial" fo:font-style="normal" style:font-style-asian="normal" style:font-style-complex="normal"/>
    </style:style>
    <style:style style:name="P8" style:family="paragraph">
      <loext:graphic-properties draw:fill="none"/>
      <style:text-properties style:font-name="Arial" fo:font-style="normal" style:font-style-asian="normal" style:font-style-complex="normal"/>
    </style:style>
    <style:style style:name="P9" style:family="paragraph">
      <style:paragraph-properties style:text-autospace="none"/>
      <style:text-properties fo:color="#004359" loext:opacity="100%" style:font-name="Arial" fo:font-size="28pt" fo:font-style="normal" style:font-name-asian="F" style:font-size-asian="28pt" style:font-style-asian="normal" style:font-name-complex="F" style:font-size-complex="28pt" style:font-style-complex="normal"/>
    </style:style>
    <style:style style:name="P10" style:family="paragraph">
      <style:paragraph-properties style:text-autospace="none"/>
      <style:text-properties fo:color="#000000" loext:opacity="100%" style:font-name="Arial" fo:font-size="11pt" fo:font-style="normal" style:font-name-asian="F" style:font-size-asian="11pt" style:font-style-asian="normal" style:font-name-complex="F" style:font-size-complex="11pt" style:font-style-complex="normal"/>
    </style:style>
    <style:style style:name="P11" style:family="paragraph">
      <style:paragraph-properties style:text-autospace="none"/>
      <style:text-properties fo:color="#000000" loext:opacity="100%" style:font-name="Arial" fo:font-size="10pt" fo:font-style="normal" style:font-name-asian="F" style:font-size-asian="10pt" style:font-style-asian="normal" style:font-name-complex="F" style:font-size-complex="10pt" style:font-style-complex="normal"/>
    </style:style>
    <style:style style:name="P12" style:family="paragraph">
      <loext:graphic-properties draw:fill="none"/>
      <style:paragraph-properties style:text-autospace="none"/>
      <style:text-properties fo:color="#004359" loext:opacity="100%" style:font-name="Arial" fo:font-size="28pt" fo:font-style="normal" style:font-name-asian="F" style:font-size-asian="28pt" style:font-style-asian="normal" style:font-name-complex="F" style:font-size-complex="28pt" style:font-style-complex="normal"/>
    </style:style>
    <style:style style:name="P13" style:family="paragraph">
      <loext:graphic-properties draw:fill="none"/>
    </style:style>
    <style:style style:name="P14" style:family="paragraph">
      <style:paragraph-properties style:text-autospace="none"/>
      <style:text-properties fo:color="#000000" loext:opacity="100%" style:font-name="DejaVu Sans" fo:font-size="14pt" fo:font-style="normal" style:font-name-asian="F" style:font-size-asian="14pt" style:font-style-asian="normal" style:font-name-complex="F" style:font-size-complex="14pt" style:font-style-complex="normal"/>
    </style:style>
    <style:style style:name="P15" style:family="paragraph">
      <loext:graphic-properties draw:fill="none" draw:fill-color="#ffffff"/>
      <style:text-properties style:font-name="DejaVu Sans" fo:font-size="14pt" fo:font-style="normal" style:font-size-asian="14pt" style:font-style-asian="normal" style:font-size-complex="14pt" style:font-style-complex="normal"/>
    </style:style>
    <style:style style:name="T1" style:family="text">
      <style:text-properties fo:font-variant="normal" fo:text-transform="none" fo:color="#004359" loext:opacity="100%" style:text-outline="false" style:text-line-through-style="none" style:text-line-through-type="none" style:text-position="0% 100%" style:font-name="Arial1" fo:font-size="28pt" fo:letter-spacing="normal" fo:language="en" fo:country="GB" fo:font-style="normal" fo:text-shadow="none" style:text-underline-style="none" fo:font-weight="bold" style:letter-kerning="true" fo:background-color="transparent" style:font-name-asian="F"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2" style:family="text">
      <style:text-properties fo:font-variant="normal" fo:text-transform="none" fo:color="#004359" loext:opacity="100%" style:text-line-through-style="none" style:text-line-through-type="none" style:text-position="0% 100%" style:font-name="Arial1"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4359" loext:opacity="100%" style:text-line-through-style="none" style:text-line-through-type="none" style:text-position="0% 100%"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style:font-name="Arial" fo:font-style="normal" style:font-style-asian="normal" style:font-style-complex="normal"/>
    </style:style>
    <style:style style:name="T6"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F" style:font-size-asian="18pt" style:font-style-asian="normal" style:font-weight-asian="normal" style:font-name-complex="F" style:font-size-complex="18pt" style:font-style-complex="normal" style:font-weight-complex="normal" style:text-emphasize="none" style:font-relief="none" style:text-overline-style="none" style:text-overline-color="font-color"/>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ize="14pt" fo:font-style="normal" style:font-size-asian="14pt" style:font-style-asian="normal" style:font-size-complex="14pt" style:font-style-complex="normal"/>
    </style:style>
    <style:style style:name="T9" style:family="text">
      <style:text-properties fo:color="#000000" loext:opacity="100%" style:font-name="Arial" fo:font-size="14pt" fo:font-style="normal" style:font-name-asian="F" style:font-size-asian="14pt" style:font-style-asian="normal" style:font-name-complex="F" style:font-size-complex="14pt" style:font-style-complex="normal"/>
    </style:style>
    <style:style style:name="T10" style:family="text">
      <style:text-properties fo:font-variant="normal" fo:text-transform="none" fo:color="#004359" loext:opacity="100%" style:text-line-through-style="none" style:text-line-through-type="none" style:text-position="0% 100%" style:font-name="DejaVu Sans"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11" style:family="text">
      <style:text-properties style:font-name="DejaVu Sans" fo:font-size="14pt" fo:font-style="normal" style:font-size-asian="14pt" style:font-style-asian="normal" style:font-size-complex="14pt" style:font-style-complex="normal"/>
    </style:style>
    <style:style style:name="T12" style:family="text">
      <style:text-properties fo:color="#000000" loext:opacity="100%" style:font-name="DejaVu Sans" fo:font-size="14pt" fo:font-style="normal" style:font-name-asian="F" style:font-size-asian="14pt" style:font-style-asian="normal" style:font-name-complex="F" style:font-size-complex="14pt" style:font-style-complex="normal"/>
    </style:style>
    <style:style style:name="T13" style:family="text">
      <style:text-properties fo:color="#3585e5" loext:opacity="100%" style:font-name="DejaVu Sans" fo:font-size="14pt" fo:font-style="normal" style:font-name-asian="F" style:font-size-asian="14pt" style:font-style-asian="normal" style:font-name-complex="F"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Rectangle 1026_0" presentation:style-name="pr1" draw:text-style-name="P1" draw:layer="layout" svg:width="27.007cm" svg:height="3.142cm" svg:x="0.393cm" svg:y="1.6cm" presentation:class="title" presentation:user-transformed="true">
          <draw:text-box>
            <text:p><text:span text:style-name="T1">Language Models for Protein Feature Prediction Tasks</text:span><text:span text:style-name="T2"><text:line-break/></text:span><text:span text:style-name="T2"/></text:p>
          </draw:text-box>
        </draw:frame>
        <draw:frame draw:name="Rectangle 1027_0" presentation:style-name="pr2" draw:text-style-name="P3" draw:layer="layout" svg:width="25.354cm" svg:height="4.152cm" svg:x="0.384cm" svg:y="7.07cm">
          <draw:text-box>
            <text:p text:style-name="P2"><text:span text:style-name="T3">Dr Daniel Buchan</text:span></text:p>
            <text:p text:style-name="P2"><text:span text:style-name="T3">daniel.buchan@ucl.ac.uk</text:span></text:p>
          </draw:text-box>
        </draw:frame>
        <presentation:notes draw:style-name="dp2">
          <draw:frame draw:name="Google Shape;76;g174a108b2_4_44:notes" presentation:style-name="pr3" draw:text-style-name="P4" draw:layer="layout" svg:width="16.797cm" svg:height="13.36cm" svg:x="2.098cm" svg:y="14.107cm" presentation:class="notes" presentation:placeholder="true" presentation:user-transformed="true">
            <draw:text-box/>
          </draw:frame>
          <draw:page-thumbnail draw:name="Google Shape;77;g174a108b2_4_1" draw:style-name="gr1" draw:layer="layout" svg:width="18.651cm" svg:height="11.126cm" svg:x="1.171cm" svg:y="2.257cm" draw:page-number="1" presentation:class="page"/>
        </presentation:notes>
      </draw:page>
      <draw:page draw:name="page2" draw:style-name="dp1" draw:master-page-name="TITLE_5f__5f__5f_" presentation:presentation-page-layout-name="AL1T0">
        <draw:frame draw:name="Rectangle 1026_3" presentation:style-name="pr4" draw:text-style-name="P1" draw:layer="layout" svg:width="27.007cm" svg:height="1.8cm" svg:x="0.393cm" svg:y="1.6cm" presentation:class="title" presentation:user-transformed="true">
          <draw:text-box>
            <text:p text:style-name="P5"><text:span text:style-name="T4">Background</text:span></text:p>
          </draw:text-box>
        </draw:frame>
        <draw:frame draw:style-name="gr2" draw:text-style-name="P8" draw:layer="layout" svg:width="27.179cm" svg:height="11.628cm" svg:x="0.421cm" svg:y="3.772cm">
          <draw:text-box>
            <text:p text:style-name="P6"><text:span text:style-name="T5">With the recent success of protein deep learning models such as AlphaFold2 for protein in</text:span></text:p>
            <text:p text:style-name="P6"><text:span text:style-name="T5">protein structure prediction there is growing interest in further applications of deep learning in</text:span></text:p>
            <text:p text:style-name="P6"><text:span text:style-name="T5">Protein Biochemistry. Of particular interest are protein language models (pLMs). Biological sequences such as genes, DNA and proteins are easily represented as as sequences of tokens. As a result there is a great deal of interest in protein language models as a means of modelling proteins and protein evolutionary information.</text:span></text:p>
            <text:p text:style-name="P6"><text:span text:style-name="T5"/></text:p>
            <text:p text:style-name="P6"><text:span text:style-name="T5">And number of new protein Large Language Models have recently been made available which</text:span></text:p>
            <text:p text:style-name="P6"><text:span text:style-name="T5">are capable of encoding a great deal of evolutionary information about protein evolution and</text:span></text:p>
            <text:p text:style-name="P6"><text:span text:style-name="T5">protein families. We can use such embeddings to generate new, novel predictors of protein</text:span></text:p>
            <text:p text:style-name="P6"><text:span text:style-name="T5">function and structure tasks. One exicting avenue of research is to use such models to</text:span></text:p>
            <text:p text:style-name="P6"><text:span text:style-name="T5">traditional Sequence Search methods.</text:span></text:p>
            <text:p text:style-name="P6"><text:span text:style-name="T5"/></text:p>
            <text:p text:style-name="P6"><text:span text:style-name="T5">In these projects we would investigate the expressive potential of language embeddings to</text:span></text:p>
            <text:p text:style-name="P7"><text:span text:style-name="T6">generate new predictors for protein structure and function.</text:span><text:span text:style-name="T5"> </text:span></text:p>
          </draw:text-box>
        </draw:frame>
        <presentation:notes draw:style-name="dp2">
          <draw:frame draw:name="Google Shape;76;g174a108b2_4_2" presentation:style-name="pr5" draw:text-style-name="P4" draw:layer="layout" svg:width="16.797cm" svg:height="13.36cm" svg:x="2.098cm" svg:y="14.107cm" presentation:class="notes" presentation:placeholder="true" presentation:user-transformed="true">
            <draw:text-box/>
          </draw:frame>
          <draw:page-thumbnail draw:name="Google Shape;77;g174a108b2_4_4" draw:style-name="gr1" draw:layer="layout" svg:width="18.651cm" svg:height="11.126cm" svg:x="1.171cm" svg:y="2.257cm" draw:page-number="2" presentation:class="page"/>
        </presentation:notes>
      </draw:page>
      <draw:page draw:name="page3" draw:style-name="dp1" draw:master-page-name="TITLE_5f__5f__5f__5f_" presentation:presentation-page-layout-name="AL1T0">
        <draw:frame draw:style-name="gr3" draw:text-style-name="P12" draw:layer="layout" svg:width="27.007cm" svg:height="14.954cm" svg:x="0.393cm" svg:y="1.6cm">
          <draw:text-box>
            <text:p text:style-name="P9"><text:span text:style-name="T7">Project 1</text:span></text:p>
            <text:p text:style-name="P10"><text:span text:style-name="T5"/></text:p>
            <text:p text:style-name="P10"><text:span text:style-name="T8">Proteins are complex sequences of amino acids. These sequences encode biologically relevant information about the function and structure of the </text:span><text:span text:style-name="T9">protein, usually referred to as Protein Sequence Features. Common features include; protein domains, active sites, binding sites, signal peptides, </text:span><text:span text:style-name="T8">disordered regions, metal binding sites and so forth. These sub-sequences have evolutionary shared [degenerate] patterns and as a consequence it has</text:span></text:p>
            <text:p text:style-name="P10"><text:span text:style-name="T8">long be recognised that such sequence features can be predicted in protein sequences.</text:span></text:p>
            <text:p text:style-name="P10"><text:span text:style-name="T8"/></text:p>
            <text:p text:style-name="P10"><text:span text:style-name="T8">This project would use pre-trained protein LLMs to predict protein sequence features. There is an increasingly rich literature in this field and we would seek to build a novel predictor for one or more protein sequence features. If there is time in the project we would seek to compare the performance of sequence feature predictors built using different available protein LLMs</text:span></text:p>
            <text:p text:style-name="P9"><text:span text:style-name="T5"/></text:p>
            <text:p text:style-name="P9"><text:span text:style-name="T7">Project 2</text:span></text:p>
            <text:p text:style-name="P10"><text:span text:style-name="T5"/></text:p>
            <text:p text:style-name="P10"><text:span text:style-name="T8">Protein LLMs are typically trained using attention based losses using a masked amino-acid training task. An alternative, natural representation of proteins is as a series of protein domains. Under this view we can regard domains as sequential “words” or tokens along the length of a protein chain. And in turn we can view proteins as a form of psuedo-sentence. This project seeks to build a protein domain based LLM.</text:span></text:p>
            <text:p text:style-name="P11"><text:span text:style-name="T9"/></text:p>
            <text:p text:style-name="P11"><text:span text:style-name="T9">In the 2nd phase of the project we would demonstrate that such a ‘Domain LLM’ is capable of predicting protein function as encoded a Gene Ontology </text:span><text:span text:style-name="T8">terms.</text:span></text:p>
            <text:p text:style-name="P9"><text:span text:style-name="T5"/></text:p>
          </draw:text-box>
        </draw:frame>
        <presentation:notes draw:style-name="dp2">
          <draw:frame draw:name="Google Shape;76;g174a108b2_4_3" presentation:style-name="pr6" draw:text-style-name="P4" draw:layer="layout" svg:width="16.797cm" svg:height="13.36cm" svg:x="2.098cm" svg:y="14.107cm" presentation:class="notes" presentation:placeholder="true" presentation:user-transformed="true">
            <draw:text-box/>
          </draw:frame>
          <draw:page-thumbnail draw:name="Google Shape;77;g174a108b2_4_5" draw:style-name="gr1" draw:layer="layout" svg:width="18.651cm" svg:height="11.126cm" svg:x="1.171cm" svg:y="2.257cm" draw:page-number="3" presentation:class="page"/>
        </presentation:notes>
      </draw:page>
      <draw:page draw:name="page4" draw:style-name="dp1" draw:master-page-name="TITLE_5f__5f__5f__5f__5f__5f_" presentation:presentation-page-layout-name="AL1T0">
        <draw:frame draw:name="Rectangle 1026_5" presentation:style-name="pr7" draw:text-style-name="P1" draw:layer="layout" svg:width="27.007cm" svg:height="1.8cm" svg:x="0.393cm" svg:y="1.6cm" presentation:class="title" presentation:user-transformed="true">
          <draw:text-box>
            <text:p text:style-name="P5"><text:span text:style-name="T4">Requirements</text:span></text:p>
          </draw:text-box>
        </draw:frame>
        <draw:frame draw:style-name="gr2" draw:text-style-name="P13" draw:layer="layout" svg:width="27.007cm" svg:height="11.628cm" svg:x="0.393cm" svg:y="3.172cm">
          <draw:text-box>
            <text:p>Python programming</text:p>
            <text:p/>
            <text:p>Introductory Machine Learning or data sciecne (such as COMP088 or COMP081 or equivalent)</text:p>
            <text:p/>
          </draw:text-box>
        </draw:frame>
        <draw:frame draw:name="Rectangle 1026_1" presentation:style-name="pr7" draw:text-style-name="P1" draw:layer="layout" svg:width="27.007cm" svg:height="1.8cm" svg:x="0.394cm" svg:y="7.1cm" presentation:class="title" presentation:user-transformed="true">
          <draw:text-box>
            <text:p text:style-name="P5"><text:span text:style-name="T4">Good to know</text:span></text:p>
          </draw:text-box>
        </draw:frame>
        <draw:frame draw:style-name="gr2" draw:text-style-name="P13" draw:layer="layout" svg:width="27.4cm" svg:height="11.628cm" svg:x="0.4cm" svg:y="8.6cm">
          <draw:text-box>
            <text:p>Introductory Protein biochemistry: <text:span text:style-name="T6">(https://www.ebi.ac.uk/training/online/courses/proteinclassification-</text:span></text:p>
            <text:p><text:span text:style-name="T6">intro-ebi-resources/)</text:span><text:span text:style-name="T5"> </text:span></text:p>
            <text:p><text:span text:style-name="T5"/></text:p>
            <text:p>Introductory Bioinformatics (such as COMP082 or equivalent)</text:p>
            <text:p/>
            <text:p>Knowledge of HPC programming</text:p>
            <text:p/>
            <text:p>PyTorch (or equivalent)</text:p>
            <text:p/>
          </draw:text-box>
        </draw:frame>
        <presentation:notes draw:style-name="dp2">
          <draw:frame draw:name="Google Shape;76;g174a108b2_4_4" presentation:style-name="pr8" draw:text-style-name="P4" draw:layer="layout" svg:width="16.797cm" svg:height="13.36cm" svg:x="2.098cm" svg:y="14.107cm" presentation:class="notes" presentation:placeholder="true" presentation:user-transformed="true">
            <draw:text-box/>
          </draw:frame>
          <draw:page-thumbnail draw:name="Google Shape;77;g174a108b2_4_6" draw:style-name="gr1" draw:layer="layout" svg:width="18.651cm" svg:height="11.126cm" svg:x="1.171cm" svg:y="2.257cm" draw:page-number="4" presentation:class="page"/>
        </presentation:notes>
      </draw:page>
      <draw:page draw:name="page5" draw:style-name="dp1" draw:master-page-name="TITLE_5f__5f_" presentation:presentation-page-layout-name="AL1T0">
        <draw:frame draw:name="Rectangle 1026_2" presentation:style-name="pr9" draw:text-style-name="P1" draw:layer="layout" svg:width="27.007cm" svg:height="3.142cm" svg:x="0.393cm" svg:y="1.6cm" presentation:class="title" presentation:user-transformed="true">
          <draw:text-box>
            <text:p text:style-name="P5"><text:span text:style-name="T10">Refs and Sample Reading </text:span><text:span text:style-name="T2"><text:line-break/></text:span><text:span text:style-name="T2"/></text:p>
          </draw:text-box>
        </draw:frame>
        <draw:frame draw:style-name="gr4" draw:text-style-name="P15" draw:layer="layout" svg:width="26.2cm" svg:height="15.182cm" svg:x="0.8cm" svg:y="3.1cm">
          <draw:text-box>
            <text:list text:style-name="L2">
              <text:list-item>
                <text:p text:style-name="P14"><text:span text:style-name="T11">MSA Transformer. </text:span><text:span text:style-name="T12">Rao, R et al </text:span><text:span text:style-name="T11">https://www.biorxiv.org/content/10.1101/2021.02.12.430858v3</text:span></text:p>
              </text:list-item>
            </text:list>
            <text:list text:style-name="L3">
              <text:list-item>
                <text:p text:style-name="P14"><text:span text:style-name="T12">Ankh : Optimized Protein Language Model Unlocks General Purpose Modelling. Elnaggar A et al. </text:span><text:span text:style-name="T11">https://www.biorxiv.org/content/10.1101/2023.01.16.524265v1</text:span></text:p>
              </text:list-item>
              <text:list-item>
                <text:p text:style-name="P14"><text:span text:style-name="T11">Learning a functional grammar of protein domains using natural language word embedding techniques. Buchan &amp; Jones. https://onlinelibrary.wiley.com/doi/10.1002/prot.25842</text:span></text:p>
              </text:list-item>
              <text:list-item>
                <text:p text:style-name="P14"><text:span text:style-name="T11">Biological Structure and Function Emerge from Scaling Unsupervised Learning to 250 Million Protein Sequences. Rives et al. https://www.pnas.org/doi/10.1073/pnas.2016239118</text:span></text:p>
              </text:list-item>
              <text:list-item>
                <text:p text:style-name="P14"><text:span text:style-name="T11">ProtTrans: Toward Understanding the Language of Life Through Self-Supervised Learning. Elnaggae et al. https://ieeexplore.ieee.org/document/9477085</text:span></text:p>
              </text:list-item>
              <text:list-item>
                <text:p text:style-name="P14"><text:span text:style-name="T11">Transformer-based deep learning for predicting protein properties in the life sciences. eLife 12:e82819. https://elifesciences.org/articles/82819</text:span></text:p>
              </text:list-item>
              <text:list-item>
                <text:p text:style-name="P14"><text:span text:style-name="T11">Computational Prediction of Protein Intrinsically Disordered Region Related Interactions and Functions. </text:span><text:span text:style-name="T12">Genes.2023; 14(2):432. </text:span><text:span text:style-name="T13">https://doi.org/10.3390/genes14020432https://www.mdpi.com/2073-4425/14/2/432</text:span></text:p>
              </text:list-item>
              <text:list-item>
                <text:p text:style-name="P14"><text:span text:style-name="T11">Protein language-model embeddings for fast, accurate, and alignment-free protein structure prediction. </text:span><text:span text:style-name="T12">Weissenow K et al. </text:span><text:span text:style-name="T11">https://pubmed.ncbi.nlm.nih.gov/35609601/</text:span></text:p>
              </text:list-item>
              <text:list-item>
                <text:p text:style-name="P14"><text:span text:style-name="T11">An Analysis of Protein Language Model Embeddings for Fold Prediction. Villegas-Morcillo A et al. https://www.biorxiv.org/content/10.1101/2022.02.07.479394v1.full</text:span></text:p>
              </text:list-item>
              <text:list-item>
                <text:p text:style-name="P14"><text:span text:style-name="T13">https://www.mdpi.com/1999-4893/14/1/28</text:span></text:p>
              </text:list-item>
              <text:list-item>
                <text:p text:style-name="P14"><text:span text:style-name="T11">https://academic.oup.com/bioinformatics/article/34/15/2642/4951834</text:span></text:p>
              </text:list-item>
            </text:list>
          </draw:text-box>
        </draw:frame>
        <presentation:notes draw:style-name="dp2">
          <draw:frame draw:name="Google Shape;76;g174a108b2_4_1" presentation:style-name="pr10" draw:text-style-name="P4" draw:layer="layout" svg:width="16.797cm" svg:height="13.36cm" svg:x="2.098cm" svg:y="14.107cm" presentation:class="notes" presentation:placeholder="true" presentation:user-transformed="true">
            <draw:text-box/>
          </draw:frame>
          <draw:page-thumbnail draw:name="Google Shape;77;g174a108b2_4_3" draw:style-name="gr1" draw:layer="layout" svg:width="18.651cm" svg:height="11.126cm" svg:x="1.171cm" svg:y="2.257cm" draw:page-number="5"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style:writing-mode="lr-tb">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outline2" style:display-name="TITLE_-outline2" style:family="presentation" style:parent-style-name="TITLE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3" style:display-name="TITLE_-outline3" style:family="presentation" style:parent-style-name="TITLE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4" style:display-name="TITLE_-outline4" style:family="presentation" style:parent-style-name="TITLE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5" style:display-name="TITLE_-outline5" style:family="presentation" style:parent-style-name="TITLE_5f_-outline4">
      <style:paragraph-properties fo:margin-left="0cm" fo:margin-right="0cm" fo:margin-top="0.082cm" fo:margin-bottom="0cm" fo:text-indent="0cm"/>
      <style:text-properties fo:font-size="16.5pt" style:font-size-asian="20pt" style:font-size-complex="20pt"/>
    </style:style>
    <style:style style:name="TITLE_5f_-outline6" style:display-name="TITLE_-outline6" style:family="presentation" style:parent-style-name="TITLE_5f_-outline5">
      <style:paragraph-properties fo:margin-left="0cm" fo:margin-right="0cm" fo:margin-top="0.082cm" fo:margin-bottom="0cm" fo:text-indent="0cm"/>
      <style:text-properties fo:font-size="16.5pt" style:font-size-asian="20pt" style:font-size-complex="20pt"/>
    </style:style>
    <style:style style:name="TITLE_5f_-outline7" style:display-name="TITLE_-outline7" style:family="presentation" style:parent-style-name="TITLE_5f_-outline6">
      <style:paragraph-properties fo:margin-left="0cm" fo:margin-right="0cm" fo:margin-top="0.082cm" fo:margin-bottom="0cm" fo:text-indent="0cm"/>
      <style:text-properties fo:font-size="16.5pt" style:font-size-asian="20pt" style:font-size-complex="20pt"/>
    </style:style>
    <style:style style:name="TITLE_5f_-outline8" style:display-name="TITLE_-outline8" style:family="presentation" style:parent-style-name="TITLE_5f_-outline7">
      <style:paragraph-properties fo:margin-left="0cm" fo:margin-right="0cm" fo:margin-top="0.082cm" fo:margin-bottom="0cm" fo:text-indent="0cm"/>
      <style:text-properties fo:font-size="16.5pt" style:font-size-asian="20pt" style:font-size-complex="20pt"/>
    </style:style>
    <style:style style:name="TITLE_5f_-outline9" style:display-name="TITLE_-outline9" style:family="presentation" style:parent-style-name="TITLE_5f_-outline8">
      <style:paragraph-properties fo:margin-left="0cm" fo:margin-right="0cm" fo:margin-top="0.082cm" fo:margin-bottom="0cm" fo:text-indent="0cm"/>
      <style:text-properties fo:font-size="16.5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style:writing-mode="lr-tb">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background" style:display-name="TITLE__-background" style:family="presentation">
      <style:graphic-properties draw:stroke="none" draw:fill="solid" draw:fill-color="#ffffff"/>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style:writing-mode="lr-tb">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outline2" style:display-name="TITLE__-outline2" style:family="presentation" style:parent-style-name="TITLE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3" style:display-name="TITLE__-outline3" style:family="presentation" style:parent-style-name="TITLE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4" style:display-name="TITLE__-outline4" style:family="presentation" style:parent-style-name="TITLE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5" style:display-name="TITLE__-outline5" style:family="presentation" style:parent-style-name="TITLE_5f__5f_-outline4">
      <style:paragraph-properties fo:margin-left="0cm" fo:margin-right="0cm" fo:margin-top="0.082cm" fo:margin-bottom="0cm" fo:text-indent="0cm"/>
      <style:text-properties fo:font-size="16.5pt" style:font-size-asian="20pt" style:font-size-complex="20pt"/>
    </style:style>
    <style:style style:name="TITLE_5f__5f_-outline6" style:display-name="TITLE__-outline6" style:family="presentation" style:parent-style-name="TITLE_5f__5f_-outline5">
      <style:paragraph-properties fo:margin-left="0cm" fo:margin-right="0cm" fo:margin-top="0.082cm" fo:margin-bottom="0cm" fo:text-indent="0cm"/>
      <style:text-properties fo:font-size="16.5pt" style:font-size-asian="20pt" style:font-size-complex="20pt"/>
    </style:style>
    <style:style style:name="TITLE_5f__5f_-outline7" style:display-name="TITLE__-outline7" style:family="presentation" style:parent-style-name="TITLE_5f__5f_-outline6">
      <style:paragraph-properties fo:margin-left="0cm" fo:margin-right="0cm" fo:margin-top="0.082cm" fo:margin-bottom="0cm" fo:text-indent="0cm"/>
      <style:text-properties fo:font-size="16.5pt" style:font-size-asian="20pt" style:font-size-complex="20pt"/>
    </style:style>
    <style:style style:name="TITLE_5f__5f_-outline8" style:display-name="TITLE__-outline8" style:family="presentation" style:parent-style-name="TITLE_5f__5f_-outline7">
      <style:paragraph-properties fo:margin-left="0cm" fo:margin-right="0cm" fo:margin-top="0.082cm" fo:margin-bottom="0cm" fo:text-indent="0cm"/>
      <style:text-properties fo:font-size="16.5pt" style:font-size-asian="20pt" style:font-size-complex="20pt"/>
    </style:style>
    <style:style style:name="TITLE_5f__5f_-outline9" style:display-name="TITLE__-outline9" style:family="presentation" style:parent-style-name="TITLE_5f__5f_-outline8">
      <style:paragraph-properties fo:margin-left="0cm" fo:margin-right="0cm" fo:margin-top="0.082cm" fo:margin-bottom="0cm" fo:text-indent="0cm"/>
      <style:text-properties fo:font-size="16.5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style:writing-mode="lr-tb">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background" style:display-name="TITLE___-background" style:family="presentation">
      <style:graphic-properties draw:stroke="none" draw:fill="solid" draw:fill-color="#ffffff"/>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false" style:shrink-to-fit="true" style:writing-mode="lr-tb">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outline2" style:display-name="TITLE___-outline2" style:family="presentation" style:parent-style-name="TITLE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3" style:display-name="TITLE___-outline3" style:family="presentation" style:parent-style-name="TITLE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4" style:display-name="TITLE___-outline4" style:family="presentation" style:parent-style-name="TITLE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5" style:display-name="TITLE___-outline5" style:family="presentation" style:parent-style-name="TITLE_5f__5f__5f_-outline4">
      <style:paragraph-properties fo:margin-left="0cm" fo:margin-right="0cm" fo:margin-top="0.082cm" fo:margin-bottom="0cm" fo:text-indent="0cm"/>
      <style:text-properties fo:font-size="16.5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082cm" fo:margin-bottom="0cm" fo:text-indent="0cm"/>
      <style:text-properties fo:font-size="16.5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082cm" fo:margin-bottom="0cm" fo:text-indent="0cm"/>
      <style:text-properties fo:font-size="16.5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082cm" fo:margin-bottom="0cm" fo:text-indent="0cm"/>
      <style:text-properties fo:font-size="16.5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082cm" fo:margin-bottom="0cm" fo:text-indent="0cm"/>
      <style:text-properties fo:font-size="16.5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style:writing-mode="lr-tb">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background" style:display-name="TITLE____-background" style:family="presentation">
      <style:graphic-properties draw:stroke="none" draw:fill="solid" draw:fill-color="#ffffff"/>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false" style:shrink-to-fit="true" style:writing-mode="lr-tb">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outline2" style:display-name="TITLE____-outline2" style:family="presentation" style:parent-style-name="TITLE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3" style:display-name="TITLE____-outline3" style:family="presentation" style:parent-style-name="TITLE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4" style:display-name="TITLE____-outline4" style:family="presentation" style:parent-style-name="TITLE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5" style:display-name="TITLE____-outline5" style:family="presentation" style:parent-style-name="TITLE_5f__5f__5f__5f_-outline4">
      <style:paragraph-properties fo:margin-left="0cm" fo:margin-right="0cm" fo:margin-top="0.082cm" fo:margin-bottom="0cm" fo:text-indent="0cm"/>
      <style:text-properties fo:font-size="16.5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082cm" fo:margin-bottom="0cm" fo:text-indent="0cm"/>
      <style:text-properties fo:font-size="16.5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082cm" fo:margin-bottom="0cm" fo:text-indent="0cm"/>
      <style:text-properties fo:font-size="16.5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082cm" fo:margin-bottom="0cm" fo:text-indent="0cm"/>
      <style:text-properties fo:font-size="16.5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082cm" fo:margin-bottom="0cm" fo:text-indent="0cm"/>
      <style:text-properties fo:font-size="16.5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style:writing-mode="lr-tb">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background" style:display-name="TITLE_____-background" style:family="presentation">
      <style:graphic-properties draw:stroke="none" draw:fill="solid" draw:fill-color="#ffffff"/>
      <style:text-properties style:letter-kerning="true"/>
    </style:style>
    <style:style style:name="TITLE_5f__5f__5f__5f__5f_-backgroundobjects" style:display-name="TITLE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notes" style:display-name="TITL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_5f_-outline1" style:display-name="TITLE_____-outline1" style:family="presentation">
      <style:graphic-properties draw:stroke="none" draw:fill="none" draw:auto-grow-height="false" draw:fit-to-size="false" style:shrink-to-fit="true" style:writing-mode="lr-tb">
        <text:list-style style:name="TITLE_5f__5f__5f__5f__5f_-outline1" style:display-name="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outline2" style:display-name="TITLE_____-outline2" style:family="presentation" style:parent-style-name="TITLE_5f_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3" style:display-name="TITLE_____-outline3" style:family="presentation" style:parent-style-name="TITLE_5f_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4" style:display-name="TITLE_____-outline4" style:family="presentation" style:parent-style-name="TITLE_5f_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5" style:display-name="TITLE_____-outline5" style:family="presentation" style:parent-style-name="TITLE_5f__5f__5f__5f__5f_-outline4">
      <style:paragraph-properties fo:margin-left="0cm" fo:margin-right="0cm" fo:margin-top="0.082cm" fo:margin-bottom="0cm" fo:text-indent="0cm"/>
      <style:text-properties fo:font-size="16.5pt" style:font-size-asian="20pt" style:font-size-complex="20pt"/>
    </style:style>
    <style:style style:name="TITLE_5f__5f__5f__5f__5f_-outline6" style:display-name="TITLE_____-outline6" style:family="presentation" style:parent-style-name="TITLE_5f__5f__5f__5f__5f_-outline5">
      <style:paragraph-properties fo:margin-left="0cm" fo:margin-right="0cm" fo:margin-top="0.082cm" fo:margin-bottom="0cm" fo:text-indent="0cm"/>
      <style:text-properties fo:font-size="16.5pt" style:font-size-asian="20pt" style:font-size-complex="20pt"/>
    </style:style>
    <style:style style:name="TITLE_5f__5f__5f__5f__5f_-outline7" style:display-name="TITLE_____-outline7" style:family="presentation" style:parent-style-name="TITLE_5f__5f__5f__5f__5f_-outline6">
      <style:paragraph-properties fo:margin-left="0cm" fo:margin-right="0cm" fo:margin-top="0.082cm" fo:margin-bottom="0cm" fo:text-indent="0cm"/>
      <style:text-properties fo:font-size="16.5pt" style:font-size-asian="20pt" style:font-size-complex="20pt"/>
    </style:style>
    <style:style style:name="TITLE_5f__5f__5f__5f__5f_-outline8" style:display-name="TITLE_____-outline8" style:family="presentation" style:parent-style-name="TITLE_5f__5f__5f__5f__5f_-outline7">
      <style:paragraph-properties fo:margin-left="0cm" fo:margin-right="0cm" fo:margin-top="0.082cm" fo:margin-bottom="0cm" fo:text-indent="0cm"/>
      <style:text-properties fo:font-size="16.5pt" style:font-size-asian="20pt" style:font-size-complex="20pt"/>
    </style:style>
    <style:style style:name="TITLE_5f__5f__5f__5f__5f_-outline9" style:display-name="TITLE_____-outline9" style:family="presentation" style:parent-style-name="TITLE_5f__5f__5f__5f__5f_-outline8">
      <style:paragraph-properties fo:margin-left="0cm" fo:margin-right="0cm" fo:margin-top="0.082cm" fo:margin-bottom="0cm" fo:text-indent="0cm"/>
      <style:text-properties fo:font-size="16.5pt" style:font-size-asian="20pt" style:font-size-complex="20pt"/>
    </style:style>
    <style:style style:name="TITLE_5f__5f__5f__5f__5f_-subtitle" style:display-name="TITLE_____-subtitle" style:family="presentation">
      <style:graphic-properties draw:stroke="none" draw:fill="none" draw:textarea-vertical-align="middle">
        <text:list-style style:name="TITLE_5f__5f__5f__5f__5f_-subtitle" style:display-name="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title" style:display-name="TITLE_____-title" style:family="presentation">
      <style:graphic-properties draw:stroke="none" draw:fill="none" draw:textarea-vertical-align="middle" style:writing-mode="lr-tb">
        <text:list-style style:name="TITLE_5f__5f__5f__5f__5f_-title" style:display-name="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_5f_-background" style:display-name="TITLE______-background" style:family="presentation">
      <style:graphic-properties draw:stroke="none" draw:fill="solid" draw:fill-color="#ffffff"/>
      <style:text-properties style:letter-kerning="true"/>
    </style:style>
    <style:style style:name="TITLE_5f__5f__5f__5f__5f__5f_-backgroundobjects" style:display-name="TITLE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notes" style:display-name="TITL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_5f__5f_-outline1" style:display-name="TITLE______-outline1" style:family="presentation">
      <style:graphic-properties draw:stroke="none" draw:fill="none" draw:auto-grow-height="false" draw:fit-to-size="false" style:shrink-to-fit="true" style:writing-mode="lr-tb">
        <text:list-style style:name="TITLE_5f__5f__5f__5f__5f__5f_-outline1" style:display-name="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_5f_-outline2" style:display-name="TITLE______-outline2" style:family="presentation" style:parent-style-name="TITLE_5f__5f_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3" style:display-name="TITLE______-outline3" style:family="presentation" style:parent-style-name="TITLE_5f__5f_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4" style:display-name="TITLE______-outline4" style:family="presentation" style:parent-style-name="TITLE_5f__5f_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5" style:display-name="TITLE______-outline5" style:family="presentation" style:parent-style-name="TITLE_5f__5f__5f__5f__5f__5f_-outline4">
      <style:paragraph-properties fo:margin-left="0cm" fo:margin-right="0cm" fo:margin-top="0.082cm" fo:margin-bottom="0cm" fo:text-indent="0cm"/>
      <style:text-properties fo:font-size="16.5pt" style:font-size-asian="20pt" style:font-size-complex="20pt"/>
    </style:style>
    <style:style style:name="TITLE_5f__5f__5f__5f__5f__5f_-outline6" style:display-name="TITLE______-outline6" style:family="presentation" style:parent-style-name="TITLE_5f__5f__5f__5f__5f__5f_-outline5">
      <style:paragraph-properties fo:margin-left="0cm" fo:margin-right="0cm" fo:margin-top="0.082cm" fo:margin-bottom="0cm" fo:text-indent="0cm"/>
      <style:text-properties fo:font-size="16.5pt" style:font-size-asian="20pt" style:font-size-complex="20pt"/>
    </style:style>
    <style:style style:name="TITLE_5f__5f__5f__5f__5f__5f_-outline7" style:display-name="TITLE______-outline7" style:family="presentation" style:parent-style-name="TITLE_5f__5f__5f__5f__5f__5f_-outline6">
      <style:paragraph-properties fo:margin-left="0cm" fo:margin-right="0cm" fo:margin-top="0.082cm" fo:margin-bottom="0cm" fo:text-indent="0cm"/>
      <style:text-properties fo:font-size="16.5pt" style:font-size-asian="20pt" style:font-size-complex="20pt"/>
    </style:style>
    <style:style style:name="TITLE_5f__5f__5f__5f__5f__5f_-outline8" style:display-name="TITLE______-outline8" style:family="presentation" style:parent-style-name="TITLE_5f__5f__5f__5f__5f__5f_-outline7">
      <style:paragraph-properties fo:margin-left="0cm" fo:margin-right="0cm" fo:margin-top="0.082cm" fo:margin-bottom="0cm" fo:text-indent="0cm"/>
      <style:text-properties fo:font-size="16.5pt" style:font-size-asian="20pt" style:font-size-complex="20pt"/>
    </style:style>
    <style:style style:name="TITLE_5f__5f__5f__5f__5f__5f_-outline9" style:display-name="TITLE______-outline9" style:family="presentation" style:parent-style-name="TITLE_5f__5f__5f__5f__5f__5f_-outline8">
      <style:paragraph-properties fo:margin-left="0cm" fo:margin-right="0cm" fo:margin-top="0.082cm" fo:margin-bottom="0cm" fo:text-indent="0cm"/>
      <style:text-properties fo:font-size="16.5pt" style:font-size-asian="20pt" style:font-size-complex="20pt"/>
    </style:style>
    <style:style style:name="TITLE_5f__5f__5f__5f__5f__5f_-subtitle" style:display-name="TITLE______-subtitle" style:family="presentation">
      <style:graphic-properties draw:stroke="none" draw:fill="none" draw:textarea-vertical-align="middle">
        <text:list-style style:name="TITLE_5f__5f__5f__5f__5f__5f_-subtitle" style:display-name="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title" style:display-name="TITLE______-title" style:family="presentation">
      <style:graphic-properties draw:stroke="none" draw:fill="none" draw:textarea-vertical-align="middle" style:writing-mode="lr-tb">
        <text:list-style style:name="TITLE_5f__5f__5f__5f__5f__5f_-title" style:display-name="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solid" svg:stroke-width="0.035cm" svg:stroke-color="#3255a4" draw:stroke-linejoin="miter" svg:stroke-linecap="butt" draw:fill="solid" draw:fill-color="#3255a4" draw:textarea-vertical-align="middle" draw:auto-grow-height="false" draw:fit-to-size="false" style:shrink-to-fit="false" fo:min-height="0.964cm" fo:min-width="25.075cm" fo:padding-top="0.127cm" fo:padding-bottom="0.127cm" fo:padding-left="0.254cm" fo:padding-right="0.254cm" fo:wrap-option="wrap" loext:decorative="false"/>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TITLE_5f_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5f__5f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5f__5f_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5f__5f__5f_-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LE_5f__5f__5f__5f_-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ITLE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_5f__5f__5f__5f_-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5f__5f__5f__5f__5f__5f_-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LE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3255a4"/>
      <style:paragraph-properties fo:text-align="center" style:font-independent-line-spacing="true"/>
      <style:text-properties fo:font-size="18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title" draw:layer="backgroundobjects" svg:width="23.801cm" svg:height="3.376cm" svg:x="2.099cm" svg:y="4.892cm" presentation:class="title" presentation:placeholder="true" presentation:user-transformed="true">
        <draw:text-box/>
      </draw:frame>
      <draw:frame presentation:style-name="TITLE-outline1" draw:layer="backgroundobjects" svg:width="25.199cm" svg:height="9.134cm" svg:x="1.399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title" draw:layer="backgroundobjects" svg:width="23.801cm" svg:height="3.376cm" svg:x="2.099cm" svg:y="4.892cm" presentation:class="title" presentation:placeholder="true" presentation:user-transformed="true">
        <draw:text-box/>
      </draw:frame>
      <draw:frame presentation:style-name="TITLE_5f_-outline1" draw:layer="backgroundobjects" svg:width="25.199cm" svg:height="9.134cm" svg:x="1.399cm" svg:y="3.684cm" presentation:class="outline" presentation:placeholder="true">
        <draw:text-box/>
      </draw:frame>
      <presentation:notes style:page-layout-name="PM0">
        <draw:page-thumbnail presentation:style-name="TITLE_5f_-title" draw:layer="backgroundobjects" svg:width="21.825cm" svg:height="13.021cm" svg:x="0.661cm" svg:y="2.639cm" presentation:class="page"/>
        <draw:frame presentation:style-name="TITLE_5f_-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title" draw:layer="backgroundobjects" svg:width="23.801cm" svg:height="3.376cm" svg:x="2.099cm" svg:y="4.892cm" presentation:class="title" presentation:placeholder="true" presentation:user-transformed="true">
        <draw:text-box/>
      </draw:frame>
      <draw:frame presentation:style-name="TITLE_5f__5f_-outline1" draw:layer="backgroundobjects" svg:width="25.199cm" svg:height="9.134cm" svg:x="1.399cm" svg:y="3.684cm" presentation:class="outline" presentation:placeholder="true">
        <draw:text-box/>
      </draw:frame>
      <presentation:notes style:page-layout-name="PM0">
        <draw:page-thumbnail presentation:style-name="TITLE_5f__5f_-title" draw:layer="backgroundobjects" svg:width="21.825cm" svg:height="13.021cm" svg:x="0.661cm" svg:y="2.639cm" presentation:class="page"/>
        <draw:frame presentation:style-name="TITLE_5f__5f_-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 style:display-name="TITLE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title" draw:layer="backgroundobjects" svg:width="23.801cm" svg:height="3.376cm" svg:x="2.099cm" svg:y="4.892cm" presentation:class="title" presentation:placeholder="true" presentation:user-transformed="true">
        <draw:text-box/>
      </draw:frame>
      <draw:frame presentation:style-name="TITLE_5f__5f__5f_-outline1" draw:layer="backgroundobjects" svg:width="25.199cm" svg:height="9.134cm" svg:x="1.399cm" svg:y="3.684cm" presentation:class="outline" presentation:placeholder="true">
        <draw:text-box/>
      </draw:frame>
      <presentation:notes style:page-layout-name="PM0">
        <draw:page-thumbnail presentation:style-name="TITLE_5f__5f__5f_-title" draw:layer="backgroundobjects" svg:width="21.825cm" svg:height="13.021cm" svg:x="0.661cm" svg:y="2.639cm" presentation:class="page"/>
        <draw:frame presentation:style-name="TITLE_5f__5f__5f_-notes" draw:layer="backgroundobjects" svg:width="18.519cm" svg:height="15.626cm" svg:x="2.314cm" svg:y="16.495cm" presentation:class="notes" presentation:placeholder="true">
          <draw:text-box/>
        </draw:frame>
        <draw:frame presentation:style-name="Mpr10" draw:text-style-name="MP2" draw:layer="backgroundobjects" svg:width="10.046cm" svg:height="1.735cm" svg:x="0cm" svg:y="0cm" presentation:class="header">
          <draw:text-box>
            <text:p text:style-name="MP1"><text:span text:style-name="MT1"><presentation:header/></text:span></text:p>
          </draw:text-box>
        </draw:frame>
        <draw:frame presentation:style-name="Mpr10" draw:text-style-name="MP4" draw:layer="backgroundobjects" svg:width="10.046cm" svg:height="1.735cm" svg:x="13.102cm" svg:y="0cm" presentation:class="date-time">
          <draw:text-box>
            <text:p text:style-name="MP3"><text:span text:style-name="MT1"><presentation:date-time/></text:span></text:p>
          </draw:text-box>
        </draw:frame>
        <draw:frame presentation:style-name="Mpr11" draw:text-style-name="MP2" draw:layer="backgroundobjects" svg:width="10.046cm" svg:height="1.735cm" svg:x="0cm" svg:y="32.991cm" presentation:class="footer">
          <draw:text-box>
            <text:p text:style-name="MP1"><text:span text:style-name="MT1"><presentation:footer/></text:span></text:p>
          </draw:text-box>
        </draw:frame>
        <draw:frame presentation:style-name="Mpr11"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 style:display-name="TITLE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title" draw:layer="backgroundobjects" svg:width="23.801cm" svg:height="3.376cm" svg:x="2.099cm" svg:y="4.892cm" presentation:class="title" presentation:placeholder="true" presentation:user-transformed="true">
        <draw:text-box/>
      </draw:frame>
      <draw:frame presentation:style-name="TITLE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title" draw:layer="backgroundobjects" svg:width="21.825cm" svg:height="13.021cm" svg:x="0.661cm" svg:y="2.639cm" presentation:class="page"/>
        <draw:frame presentation:style-name="TITLE_5f__5f__5f__5f_-notes" draw:layer="backgroundobjects" svg:width="18.519cm" svg:height="15.626cm" svg:x="2.314cm" svg:y="16.495cm" presentation:class="notes" presentation:placeholder="true">
          <draw:text-box/>
        </draw:frame>
        <draw:frame presentation:style-name="Mpr12" draw:text-style-name="MP2" draw:layer="backgroundobjects" svg:width="10.046cm" svg:height="1.735cm" svg:x="0cm" svg:y="0cm" presentation:class="header">
          <draw:text-box>
            <text:p text:style-name="MP1"><text:span text:style-name="MT1"><presentation:header/></text:span></text:p>
          </draw:text-box>
        </draw:frame>
        <draw:frame presentation:style-name="Mpr12" draw:text-style-name="MP4" draw:layer="backgroundobjects" svg:width="10.046cm" svg:height="1.735cm" svg:x="13.102cm" svg:y="0cm" presentation:class="date-time">
          <draw:text-box>
            <text:p text:style-name="MP3"><text:span text:style-name="MT1"><presentation:date-time/></text:span></text:p>
          </draw:text-box>
        </draw:frame>
        <draw:frame presentation:style-name="Mpr13" draw:text-style-name="MP2" draw:layer="backgroundobjects" svg:width="10.046cm" svg:height="1.735cm" svg:x="0cm" svg:y="32.991cm" presentation:class="footer">
          <draw:text-box>
            <text:p text:style-name="MP1"><text:span text:style-name="MT1"><presentation:footer/></text:span></text:p>
          </draw:text-box>
        </draw:frame>
        <draw:frame presentation:style-name="Mpr13"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 style:display-name="TITLE_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_5f_-title" draw:layer="backgroundobjects" svg:width="23.801cm" svg:height="3.376cm" svg:x="2.099cm" svg:y="4.892cm" presentation:class="title" presentation:placeholder="true" presentation:user-transformed="true">
        <draw:text-box/>
      </draw:frame>
      <draw:frame presentation:style-name="TITLE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title" draw:layer="backgroundobjects" svg:width="21.825cm" svg:height="13.021cm" svg:x="0.661cm" svg:y="2.639cm" presentation:class="page"/>
        <draw:frame presentation:style-name="TITLE_5f__5f__5f__5f__5f_-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_5f_" style:display-name="TITLE__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_5f__5f_-title" draw:layer="backgroundobjects" svg:width="23.801cm" svg:height="3.376cm" svg:x="2.099cm" svg:y="4.892cm" presentation:class="title" presentation:placeholder="true" presentation:user-transformed="true">
        <draw:text-box/>
      </draw:frame>
      <draw:frame presentation:style-name="TITLE_5f_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_5f_-title" draw:layer="backgroundobjects" svg:width="21.825cm" svg:height="13.021cm" svg:x="0.661cm" svg:y="2.639cm" presentation:class="page"/>
        <draw:frame presentation:style-name="TITLE_5f__5f__5f__5f__5f__5f_-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text:span text:style-name="MT1"><presentation:header/></text:span></text:p>
          </draw:text-box>
        </draw:frame>
        <draw:frame presentation:style-name="Mpr16" draw:text-style-name="MP4" draw:layer="backgroundobjects" svg:width="10.046cm" svg:height="1.735cm" svg:x="13.102cm" svg:y="0cm" presentation:class="date-time">
          <draw:text-box>
            <text:p text:style-name="MP3"><text:span text:style-name="MT1"><presentation:date-time/></text:span></text:p>
          </draw:text-box>
        </draw:frame>
        <draw:frame presentation:style-name="Mpr17" draw:text-style-name="MP2" draw:layer="backgroundobjects" svg:width="10.046cm" svg:height="1.735cm" svg:x="0cm" svg:y="32.991cm" presentation:class="footer">
          <draw:text-box>
            <text:p text:style-name="MP1"><text:span text:style-name="MT1"><presentation:footer/></text:span></text:p>
          </draw:text-box>
        </draw:frame>
        <draw:frame presentation:style-name="Mpr1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6:55:03.837112233</meta:creation-date>
    <dc:date>2024-12-10T12:47:22.955301134</dc:date>
    <meta:editing-duration>PT51M11S</meta:editing-duration>
    <meta:editing-cycles>28</meta:editing-cycles>
    <meta:generator>LibreOffice/24.8.2.1$MacOSX_X86_64 LibreOffice_project/0f794b6e29741098670a3b95d60478a65d05ef13</meta:generator>
    <meta:document-statistic meta:object-count="126"/>
  </office:meta>
</office:document-meta>
</file>